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>
      <style:text-properties style:font-name="Pudelinka" officeooo:paragraph-rsid="0077fdf3"/>
    </style:style>
    <style:style style:name="P8" style:family="paragraph" style:parent-style-name="Standard">
      <style:paragraph-properties fo:text-align="start" style:justify-single-word="false"/>
      <style:text-properties style:font-name="Pudelinka" officeooo:paragraph-rsid="0077fdf3"/>
    </style:style>
    <style:style style:name="P9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indent="0cm" style:auto-text-indent="false"/>
    </style:style>
    <style:style style:name="P10" style:family="paragraph" style:parent-style-name="Заголовок_20_и_20_объект_7e_LT_7e_Gliederung_20_1" style:master-page-name="First_20_Page">
      <style:paragraph-properties fo:margin-left="0cm" fo:margin-right="0cm" fo:margin-top="0.353cm" fo:margin-bottom="0cm" style:contextual-spacing="false" fo:line-height="90%" fo:text-indent="0cm" style:auto-text-indent="false" style:page-number="auto"/>
      <style:text-properties style:font-name="Pudelinka"/>
    </style:style>
    <style:style style:name="P11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indent="0cm" style:auto-text-indent="false"/>
      <style:text-properties style:font-name="Pudelinka"/>
    </style:style>
    <style:style style:name="T1" style:family="text">
      <style:text-properties officeooo:rsid="005ffed0"/>
    </style:style>
    <style:style style:name="T2" style:family="text">
      <style:text-properties style:font-name="Calibri"/>
    </style:style>
    <style:style style:name="T3" style:family="text">
      <style:text-properties fo:color="#8b8b8b" loext:opacity="100%" style:font-name="Calibri"/>
    </style:style>
    <style:style style:name="T4" style:family="text">
      <style:text-properties fo:color="#8b8b8b" loext:opacity="100%" style:font-name="Pudelinka"/>
    </style:style>
    <style:style style:name="T5" style:family="text">
      <style:text-properties fo:color="#8b8b8b" loext:opacity="100%"/>
    </style:style>
    <style:style style:name="T6" style:family="text">
      <style:text-properties fo:font-size="44pt" style:font-size-asian="44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оздравление с Рождеством</text:p>
      <text:p text:style-name="P7"/>
      <text:p text:style-name="P11"><text:span text:style-name="T5">КОЛЯДКА</text:span></text:p>
      <text:p text:style-name="P11"><text:span text:style-name="T5">В морозной тишине звезда горит, <text:s/></text:span></text:p>
      <text:p text:style-name="P11"><text:span text:style-name="T5">Рождается Спаситель — мир дрожит. <text:s/></text:span></text:p>
      <text:p text:style-name="P11"><text:span text:style-name="T5">Пастухи спешат, волхвы несут дары, <text:s/></text:span></text:p>
      <text:p text:style-name="P9"><text:span text:style-name="T4">Свет Рождества согреет все миры</text:span><text:span text:style-name="T3">!</text:span></text:p>
      <text:p text:style-name="P8"><draw:frame text:anchor-type="paragraph" draw:z-index="0" draw:name="Медиаобъект 1" draw:style-name="gr1" svg:width="11.508cm" svg:height="7.672cm" svg:x="2.678cm" svg:y="4.695cm"><draw:plugin xlink:href="../019b16ee-9c9b-7b93-b54e-4c07338dc8a7.mp4" xlink:type="simple" xlink:show="embed" xlink:actuate="onLoad" draw:mime-type="video/mp4"><draw:param draw:name="Loop" draw:value="false"/><draw:param draw:name="Mute" draw:value="false"/><draw:param draw:name="VolumeDB" draw:value="0"/></draw:plugin></draw:frame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6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1:59:48.826496926</meta:creation-date>
    <dc:title>Default</dc:title>
    <meta:editing-cycles>2</meta:editing-cycles>
    <meta:editing-duration>PT14M18S</meta:editing-duration>
    <meta:generator>LibreOffice/7.6.7.2$Linux_X86_64 LibreOffice_project/60$Build-2</meta:generator>
    <dc:date>2025-12-13T12:14:07.089538261</dc:date>
    <meta:document-statistic meta:table-count="1" meta:image-count="0" meta:object-count="0" meta:page-count="1" meta:paragraph-count="17" meta:word-count="46" meta:character-count="256" meta:non-whitespace-character-count="217"/>
  </office:meta>
</office:document-meta>
</file>